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0.975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subtitle">
      <style:graphic-properties draw:fill-color="#ffffff" fo:min-height="21.119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ext-properties fo:color="#ffffff" fo:font-family="'Times New Roman'" style:font-family-generic="roman" style:font-pitch="variable" fo:font-size="72pt" fo:font-style="normal" fo:font-weight="bold" style:font-size-asian="24pt" style:font-size-complex="21.1000003814697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style:use-window-font-color="true" fo:font-family="'Times New Roman'" style:font-family-generic="roman" style:font-pitch="variable" fo:font-size="72pt" fo:font-style="normal" fo:font-weight="bold" style:font-size-asian="24pt" style:font-size-complex="21.1000003814697pt"/>
    </style:style>
    <style:style style:name="P6" style:family="paragraph">
      <style:paragraph-properties fo:margin-left="0cm" fo:margin-right="0cm" fo:text-indent="0cm"/>
      <style:text-properties fo:font-size="20pt"/>
    </style:style>
    <style:style style:name="P7" style:family="paragraph">
      <style:paragraph-properties fo:margin-left="1.2cm" fo:margin-right="0cm" fo:text-align="center" fo:text-indent="-0.6cm"/>
      <style:text-properties fo:font-size="72pt"/>
    </style:style>
    <style:style style:name="P8" style:family="paragraph">
      <style:paragraph-properties fo:margin-left="1.2cm" fo:margin-right="0cm" fo:text-align="center" fo:text-indent="-0.6cm"/>
      <style:text-properties style:use-window-font-color="true" fo:font-family="'Times New Roman'" style:font-family-generic="roman" style:font-pitch="variable" fo:font-size="72pt" fo:font-style="normal" fo:font-weight="bold" style:font-size-asian="24pt" style:font-size-complex="21.1000003814697pt"/>
    </style:style>
    <style:style style:name="T1" style:family="text">
      <style:text-properties fo:color="#ffffff" fo:font-family="'Times New Roman'" style:font-family-generic="roman" style:font-pitch="variable" fo:font-size="60pt" fo:font-style="normal" fo:font-weight="bold" style:font-size-asian="24pt" style:font-size-complex="21.1000003814697pt"/>
    </style:style>
    <style:style style:name="T2" style:family="text">
      <style:text-properties fo:color="#000000" fo:font-family="'Times New Roman'" style:font-family-generic="roman" style:font-pitch="variable" fo:font-size="15pt" fo:font-style="normal" fo:font-weight="bold" style:font-size-asian="24pt" style:font-size-complex="21.1000003814697pt"/>
    </style:style>
    <style:style style:name="T3" style:family="text">
      <style:text-properties style:use-window-font-color="true" fo:font-family="'Times New Roman'" style:font-family-generic="roman" style:font-pitch="variable" fo:font-size="60pt" fo:font-style="normal" fo:font-weight="bold" style:font-size-asian="24pt" style:font-size-complex="21.1000003814697pt"/>
    </style:style>
    <style:style style:name="T4" style:family="text">
      <style:text-properties fo:color="#000000" fo:font-family="'Times New Roman'" style:font-family-generic="roman" style:font-pitch="variable" fo:font-size="60pt" fo:font-style="normal" fo:font-weight="bold" style:font-size-asian="24pt" style:font-size-complex="21.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7.998cm" svg:height="20.975cm" svg:x="0.096cm" svg:y="0.096cm" presentation:class="subtitle" presentation:user-transformed="true">
          <draw:text-box>
            <text:p text:style-name="P1"><text:span text:style-name="T1">Gdyby wiara twa <text:s/>była wielka</text:span></text:p>
            <text:p text:style-name="P1"><text:span text:style-name="T2">ppp</text:span></text:p>
            <text:p text:style-name="P1"><text:span text:style-name="T1">jak gorczycy ziarnko</text:span></text:p>
            <text:p text:style-name="P1"><text:span text:style-name="T2">ppp</text:span></text:p>
            <text:p text:style-name="P1"><text:span text:style-name="T1">te słowa mówi ci Pan /x2</text:span></text:p>
            <text:p text:style-name="P1"><text:span text:style-name="T1"/></text:p>
            <text:p text:style-name="P1"><text:span text:style-name="T1">I z taką wiarą</text:span></text:p>
            <text:p text:style-name="P1"><text:span text:style-name="T2">ppp</text:span></text:p>
            <text:p text:style-name="P1"><text:span text:style-name="T1">rzekłbyś do góry:</text:span></text:p>
            <text:p text:style-name="P1"><text:span text:style-name="T2">ppp</text:span></text:p>
            <text:p text:style-name="P1"><text:span text:style-name="T1">przesuń się, przesuń się. /x2</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3" draw:text-style-name="P5" draw:layer="layout" svg:width="28cm" svg:height="21.119cm" svg:x="-0.001cm" svg:y="0cm" presentation:class="subtitle" presentation:user-transformed="true">
          <draw:text-box>
            <text:p text:style-name="P1"><text:span text:style-name="T3">A góra posłusznie</text:span></text:p>
            <text:p text:style-name="P4"><text:span text:style-name="T2">ppp</text:span></text:p>
            <text:p text:style-name="P1"><text:span text:style-name="T3">przesunie się, przesunie się,</text:span></text:p>
            <text:p text:style-name="P4"><text:span text:style-name="T2">ppp</text:span></text:p>
            <text:p text:style-name="P1"><text:span text:style-name="T3">przesunie się.</text:span></text:p>
            <text:p text:style-name="P4"><text:span text:style-name="T2">ppp</text:span></text:p>
            <text:p text:style-name="P1"><text:span text:style-name="T1">w</text:span><text:span text:style-name="T4"> </text:span><text:span text:style-name="T1">imię Jezusa przesunie się,</text:span></text:p>
            <text:p text:style-name="P4"><text:span text:style-name="T2">ppp</text:span></text:p>
            <text:p text:style-name="P1"><text:span text:style-name="T1">przesunie się, przesunie się.</text:span></text:p>
          </draw:text-box>
        </draw:frame>
        <presentation:notes draw:style-name="dp2">
          <draw:page-thumbnail draw:style-name="gr1" draw:layer="layout" svg:width="13.586cm" svg:height="11.136cm" svg:x="3.705cm" svg:y="2.256cm" draw:page-number="2" presentation:class="page"/>
          <draw:frame presentation:style-name="pr4" draw:text-style-name="P6"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3" draw:text-style-name="P8" draw:layer="layout" svg:width="28cm" svg:height="21.119cm" svg:x="-0.001cm" svg:y="-0.12cm" presentation:class="subtitle" presentation:user-transformed="true">
          <draw:text-box>
            <text:p text:style-name="P7"><text:span text:style-name="T3">Spływa, spływa,</text:span></text:p>
            <text:p text:style-name="P7"><text:span text:style-name="T3">spływa Duch Święty. /x2</text:span></text:p>
            <text:p text:style-name="P7"><text:span text:style-name="T1">Duch Święty swą mocą</text:span></text:p>
            <text:p text:style-name="P7"><text:span text:style-name="T1">dotyka mnie, dotyka mnie,</text:span></text:p>
            <text:p text:style-name="P7"><text:span text:style-name="T1">dotyka mnie</text:span></text:p>
            <text:p text:style-name="P1"><text:span text:style-name="T1">Od czubka głowy</text:span></text:p>
            <text:p text:style-name="P1"><text:span text:style-name="T1">po stopy me, po stopy me,</text:span></text:p>
            <text:p text:style-name="P1"><text:span text:style-name="T1">po stopy me.</text:span></text:p>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5" draw:text-style-name="P6"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3" draw:text-style-name="P5" draw:layer="layout" svg:width="28cm" svg:height="21.119cm" svg:x="0cm" svg:y="0cm" presentation:class="subtitle" presentation:user-transformed="true">
          <draw:text-box>
            <text:p text:style-name="P1"><text:span text:style-name="T1">Duch Święty swą mocą</text:span></text:p>
            <text:p text:style-name="P1"><text:span text:style-name="T1">dotyka cię, dotyka cię,</text:span></text:p>
            <text:p text:style-name="P1"><text:span text:style-name="T1">dotyka cię</text:span></text:p>
            <text:p text:style-name="P1"><text:span text:style-name="T1">Od czubka głowy</text:span></text:p>
            <text:p text:style-name="P1"><text:span text:style-name="T1">po stopy twe, po stopy twe,</text:span></text:p>
            <text:p text:style-name="P1"><text:span text:style-name="T1">po stopy twe.</text:span></text:p>
          </draw:text-box>
        </draw:frame>
        <presentation:notes draw:style-name="dp2">
          <draw:page-thumbnail draw:style-name="gr1" draw:layer="layout" svg:width="13.586cm" svg:height="11.136cm" svg:x="3.705cm" svg:y="2.256cm" draw:page-number="4" presentation:class="page"/>
          <draw:frame presentation:style-name="pr6" draw:text-style-name="P6"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zxx" fo:country="none" fo:font-weight="bold" style:language-asian="zxx" style:country-asian="none" style:font-size-complex="21.2000007629395pt"/>
    </style:style>
    <style:style style:name="footnote_20_text" style:display-name="footnote text" style:family="graphic">
      <style:paragraph-properties style:text-autospace="none"/>
      <style:text-properties fo:font-size="24.7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meta:initial-creator>Maciej Wojtowicz</meta:initial-creator>
    <meta:creation-date>2006-03-01T23:43:18</meta:creation-date>
    <dc:date>2009-12-03T09:43:03.04</dc:date>
    <dc:language>en-US</dc:language>
    <meta:editing-cycles>9</meta:editing-cycles>
    <meta:editing-duration>PT23M13S</meta:editing-duration>
    <meta:document-statistic meta:object-count="27"/>
    <meta:user-defined meta:name="Info 1"/>
    <meta:user-defined meta:name="Info 2"/>
    <meta:user-defined meta:name="Info 3"/>
    <meta:user-defined meta:name="Info 4"/>
  </office:meta>
</office:document-meta>
</file>